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Standardnípísmoodstavce" style:family="text">
      <style:text-properties fo:font-size="11pt" style:font-size-asian="11pt" style:font-size-complex="11pt"/>
    </style:style>
    <style:style style:name="T26" style:parent-style-name="Standardnípísmoodstavce" style:family="text">
      <style:text-properties fo:font-size="11pt" style:font-size-asian="11pt" style:font-size-complex="11pt"/>
    </style:style>
    <style:style style:name="P2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9" style:parent-style-name="Standardnípísmoodstavce" style:family="text">
      <style:text-properties fo:font-weight="bold" style:font-weight-asian="bold"/>
    </style:style>
    <style:style style:name="P30" style:parent-style-name="Základnítext" style:family="paragraph">
      <style:text-properties fo:font-weight="bold" style:font-weight-asian="bold"/>
    </style:style>
    <style:style style:name="P31" style:parent-style-name="Seznam" style:family="paragraph"/>
    <style:style style:name="P32" style:parent-style-name="Seznam" style:family="paragraph"/>
    <style:style style:name="P33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34" style:parent-style-name="Seznam" style:family="paragraph"/>
    <style:style style:name="P35" style:parent-style-name="Seznam" style:family="paragraph"/>
    <style:style style:name="P36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37" style:parent-style-name="Základnítext" style:family="paragraph">
      <style:text-properties fo:font-weight="bold" style:font-weight-asian="bold"/>
    </style:style>
    <style:style style:name="P38" style:parent-style-name="Seznam" style:family="paragraph"/>
    <style:style style:name="P39" style:parent-style-name="Seznam" style:family="paragraph"/>
    <style:style style:name="P40" style:parent-style-name="Seznam" style:family="paragraph"/>
    <style:style style:name="P41" style:parent-style-name="Seznam" style:family="paragraph"/>
    <style:style style:name="P42" style:parent-style-name="Seznam" style:family="paragraph"/>
    <style:style style:name="P43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44" style:parent-style-name="Základnítext" style:family="paragraph">
      <style:text-properties fo:font-weight="bold" style:font-weight-asian="bold"/>
    </style:style>
    <style:style style:name="P45" style:parent-style-name="Základnítext" style:family="paragraph">
      <style:text-properties fo:font-weight="bold" style:font-weight-asian="bold"/>
    </style:style>
    <style:style style:name="P46" style:parent-style-name="Základnítext" style:family="paragraph">
      <style:paragraph-properties fo:keep-with-next="always"/>
      <style:text-properties fo:font-weight="bold" style:font-weight-asian="bold"/>
    </style:style>
    <style:style style:name="T47" style:parent-style-name="Značkapozn.podčarou" style:family="text">
      <style:text-properties fo:font-weight="normal" style:font-weight-asian="normal" style:font-weight-complex="bold"/>
    </style:style>
    <style:style style:name="P48" style:parent-style-name="Seznam" style:family="paragraph"/>
    <style:style style:name="P49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50" style:parent-style-name="Seznam" style:family="paragraph"/>
    <style:style style:name="P51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52" style:parent-style-name="Základnítext" style:family="paragraph">
      <style:text-properties fo:font-weight="bold" style:font-weight-asian="bold"/>
    </style:style>
    <style:style style:name="T53" style:parent-style-name="Značkapozn.podčarou" style:family="text">
      <style:text-properties fo:font-weight="normal" style:font-weight-asian="normal" style:font-weight-complex="bold"/>
    </style:style>
    <style:style style:name="P54" style:parent-style-name="Základnítext" style:family="paragraph">
      <style:text-properties fo:font-weight="bold" style:font-weight-asian="bold"/>
    </style:style>
    <style:style style:name="P55" style:parent-style-name="Základnítext" style:family="paragraph">
      <style:text-properties fo:font-weight="bold" style:font-weight-asian="bold"/>
    </style:style>
    <style:style style:name="P56" style:parent-style-name="Seznam" style:family="paragraph"/>
    <style:style style:name="P57" style:parent-style-name="Seznam" style:family="paragraph"/>
    <style:style style:name="P58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59" style:parent-style-name="Normální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6/2020<text:bookmark-end text:name="Text14"/></text:p>
            <text:p text:style-name="Normální">KVOP-41822/2020<text:bookmark-end text:name="Text2"/></text:p>
            <text:p text:style-name="Normální"><text:bookmark-start text:name="Text6"/>30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I. S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P18">Vážená paní S.,</text:p>
      <text:p text:style-name="Základnítext">dne 21. září 2020 byla do Kanceláře veřejného ochránce práv doručena Vaše žádost podle zákona č. 106/1999 Sb., o svobodném přístupu k informacím, ve znění pozdějších předpisů, kterou žádáte zaslání odpovědí na<text:s/>následující otázky:</text:p>
      <text:list text:style-name="LFO3_1" text:continue-numbering="true">
        <text:list-item>
          <text:p text:style-name="P19">Počet doručených podnětů s námitkou diskriminace za období 18. 7. 2019 – 18. 2. 2020 a z toho počet podnětů s námitkou diskriminace z důvodu romského původu rozdělených podle jednotlivých sfér (práce, služby, bydlení, školství, zdravotní péče, ostatní).</text:p>
        </text:list-item>
        <text:list-item>
          <text:p text:style-name="P20">Počet doručených podnětů s námitkou diskriminace za období 19. 2. 2020 – 19. 9. 2020 a z toho počet podnětů s námitkou diskriminace z důvodu romského původu rozdělených podle jednotlivých sfér (práce, služby, bydlení, školství, zdravotní<text:s/>péče, ostatní).</text:p>
        </text:list-item>
        <text:list-item>
          <text:p text:style-name="P21">Počet podnětů, ve kterých veřejná ochránkyně práv Anna Šabatová řekla, že došlo k diskriminaci z důvodu romského původu v období 18. 7. 2019 – 18. 2. 2020. Může jít o podněty, které byly doručeny ombudsmance před 18. 7. 2019 (prosíte o<text:s/>vyznačení této informace v odpovědi).</text:p>
        </text:list-item>
        <text:list-item>
          <text:p text:style-name="P22">Počet podnětů, ve kterých veřejný ochránce práv Stanislav Křeček řekl, že došlo k diskriminaci z důvodu romského původu v období 19. 2. 2020 – 19. 9. 2020. Může jít o podněty, které byly doručeny ombudsmanovi před 19.<text:s/>2. 2020 (prosíte o vyznačení této informace v odpovědi).</text:p>
        </text:list-item>
        <text:list-item>
          <text:p text:style-name="P23">Počet podnětů, ve kterých veřejná ochránkyně práv Anna Šabatová řekla, že správní úřad pochybil (špatně posoudil diskriminaci z důvodu romského původu nebo se jí sám dopustil) v období 18. 7. 2019 –<text:s/>18. 2. 2020. Může jít o podněty, které byly doručeny ombudsmance před 18. 7. 2019 (prosíte o vyznačení této informace v odpovědi).</text:p>
        </text:list-item>
        <text:list-item>
          <text:p text:style-name="P24"><text:span text:style-name="T25">Počet podnětů, ve kterých veřejný ochránce práv Stanislav Křeček řekl, že správní úřad pochybil (špatně posoudil diskriminaci</text:span><text:span text:style-name="T26"><text:s/>z důvodu romského původu nebo se jí sám dopustil) v období 19. 2. 2020 – 19. 9. 2020. Může jít o podněty, které byly doručeny ombudsmanovi před 19. 2. 2020 (prosíte o vyznačení této informace v odpovědi).</text:span></text:p>
        </text:list-item>
        <text:list-item>
          <text:p text:style-name="P27">Který podnět, v němž byla namítána diskriminace z<text:s/>důvodu romského původu, posoudil Stanislav Křeček jiným způsobem, než jeho předchůdci ve funkci (Otakar Motejl, Pavel Varvařovský, Anna Šabatová)? Prosíte o uvedení spisové značky a<text:s/><text:soft-page-break/>poskytnutí písemnosti/í, kterou/é podepsal Stanislav Křeček. Prosíte o uvedení informace, od kterého konkrétního stanoviska jeho předchůdců se svým právním stanoviskem ve funkci ochránce odchýlil (spisová značka, odkaz na již zveřejněnou informaci).</text:p>
        </text:list-item>
        <text:list-item>
          <text:p text:style-name="P28">V kterých případech, v nichž je podezření na diskriminaci z důvodu romského původu (nebo byla diskriminace zjištěna), Stanislav Křeček „zdědil“ po Anně Šabatové a postup podle zákona č. 349/1999 Sb. dosud neuzavřel. Prosíte o počet věcí, jejich spisové značky a čeho se tyto věci rámcově týkají (například „odmítnutí romského uchazeče o<text:s/>zaměstnání v soukromé firmě“).</text:p>
        </text:list-item>
      </text:list>
      <text:p text:style-name="Základnítext">Ve smyslu zákona o svobodném přístupu k informacím, se<text:s/><text:span text:style-name="T29">poskytují tyto informace</text:span>:</text:p>
      <text:p text:style-name="Základnítext"/>
      <text:p text:style-name="P30">K bodu 1</text:p>
      <text:p text:style-name="Základnítext">V období od 18. července 2019 do 18. února 2020 obdržela Kancelář veřejného ochránce práv (dále též „KVOP“)<text:s/><text:span text:style-name="Silné">217 podnětů</text:span><text:s/>s námitkou diskriminace. Z toho<text:s/><text:span text:style-name="Silné">15 podnětů</text:span><text:s/>bylo s námitkou diskriminace z důvodu romského původu. Složení podle oblastí bylo následující:</text:p>
      <text:list text:style-name="LFO4" text:continue-numbering="true">
        <text:list-item>
          <text:p text:style-name="P31">bydlení – 8 podnětů</text:p>
        </text:list-item>
        <text:list-item>
          <text:p text:style-name="P32">práce a zaměstnávání (vč. podnikání) – 5 podnětů (jeden v kombinaci s oblastí „další</text:p>
        </text:list-item>
      </text:list>
      <text:p text:style-name="P33"><text:s text:c="4"/>veřejná správa“)</text:p>
      <text:list text:style-name="LFO4" text:continue-numbering="true">
        <text:list-item>
          <text:p text:style-name="P34">vzdělání – 1 podnět</text:p>
        </text:list-item>
        <text:list-item>
          <text:p text:style-name="P35">jiné – 1 podnět</text:p>
        </text:list-item>
      </text:list>
      <text:p text:style-name="P36"/>
      <text:p text:style-name="P37">K bodu 2</text:p>
      <text:p text:style-name="Základnítext">V období od 19. února 2020 do 19. září 2020 obdržela KVOP<text:s/><text:span text:style-name="Silné">179 podnětů</text:span><text:s/>s námitkou diskriminace. Z toho<text:s/><text:span text:style-name="Silné">9 podnětů</text:span><text:s/>bylo s námitkou diskriminace z důvodu romského původu. Složení podle oblastí bylo následující:</text:p>
      <text:list text:style-name="LFO5" text:continue-numbering="true">
        <text:list-item>
          <text:p text:style-name="P38">bydlení<text:s/>– 2 podněty</text:p>
        </text:list-item>
        <text:list-item>
          <text:p text:style-name="P39">vzdělání – 1 podnět</text:p>
        </text:list-item>
        <text:list-item>
          <text:p text:style-name="P40">sociální oblast – 1 podnět</text:p>
        </text:list-item>
        <text:list-item>
          <text:p text:style-name="P41">další veřejná správa – 2 podněty</text:p>
        </text:list-item>
        <text:list-item>
          <text:p text:style-name="P42">jiné – 3 podněty</text:p>
        </text:list-item>
      </text:list>
      <text:p text:style-name="P43"/>
      <text:p text:style-name="P44">K bodu 3</text:p>
      <text:p text:style-name="Základnítext">V období od 18. července 2019 do 18. února 2020 veřejná ochránkyně práv Anna Šabatová neřekla<text:span text:style-name="Silné"><text:s/>v žádném případě</text:span>, že došlo k diskriminaci<text:s/>z důvodu romského původu.</text:p>
      <text:p text:style-name="Základnítext"/>
      <text:soft-page-break/>
      <text:p text:style-name="P45">K bodu 4</text:p>
      <text:p text:style-name="Základnítext">V období od 19. února 2020 do 19. září 2020 veřejný ochránce práv Stanislav Křeček neřekl<text:span text:style-name="Silné"><text:s/>v žádném případě</text:span>, že došlo k diskriminaci z důvodu romského původu.</text:p>
      <text:p text:style-name="Základnítext"/>
      <text:p text:style-name="P46">K bodu 5</text:p>
      <text:p text:style-name="Základnítext">V období od 18. července 2019 do 18. února 2020 zjistila<text:span text:style-name="Značkapozn.podčarou"><text:note text:note-class="footnote" text:id="_ftn0"><text:note-citation>1</text:note-citation><text:note-body><text:p text:style-name="Textpozn.podčarou"><text:s/>Prvotní pochybení mohlo být konstatováno ve zprávě o šetření vydané i dříve než ve sledovaném období. Ve sledovaném období se ale evidují některé další úkony ochránkyně směřující k nápravě (např. závěrečné stanovisko, sankce, vyrozumění o ukončení<text:s/>šetření).</text:p></text:note-body></text:note></text:span><text:s/>veřejná ochránkyně práv Anna Šabatová pochybení správních úřadů ve <text:span text:style-name="Silné">4 případech</text:span><text:span text:style-name="T47"><text:note text:note-class="footnote" text:id="_ftn1"><text:note-citation>2</text:note-citation><text:note-body><text:p text:style-name="Textpozn.podčarou"><text:s/>Sp. zn. 5763/2016/VOP, 21/2017/VOP, 700/2017/VOP, 2711/2018/VOP.</text:p></text:note-body></text:note></text:span>, ve kterých stěžovatelé zároveň namítali diskriminaci z důvodu romského původu (v jednom případě šlo o šetření z vlastní iniciativy, které se týkalo různých ras a etnicit, viz níže podnět sp. zn. 21/2017/VOP). Pochybení úřadu nicméně nemuselo spočívat přímo ve špatném posouzení diskriminace z důvodu romského původu nebo v diskriminačním jednání samotného úřadu. Všechny 4 případy byly ochránkyni podány před 18. červencem 2019. Podrobnosti dvou z těchto případů jsou dostupné v Evidenci stanovisek ochránce:</text:p>
      <text:list text:style-name="LFO6" text:continue-numbering="true">
        <text:list-item>
          <text:p text:style-name="P48">postup oblastního inspektorátu práce, sp. zn. 700/2017/VOP (<text:a xlink:href="https://eso.ochrance.cz/Nalezene/Edit/6416" office:target-frame-name="_top" xlink:show="replace"><text:span text:style-name="Hypertextovýodkaz">zpráva o šetření</text:span></text:a>,<text:s/></text:p>
        </text:list-item>
      </text:list>
      <text:p text:style-name="P49"><text:s text:c="4"/><text:a xlink:href="https://eso.ochrance.cz/Nalezene/Edit/7722" office:target-frame-name="_top" xlink:show="replace"><text:span text:style-name="Hypertextovýodkaz">závěrečné stanovisko</text:span></text:a>,<text:s/><text:a xlink:href="https://eso.ochrance.cz/Nalezene/Edit/7724" office:target-frame-name="_top" xlink:show="replace"><text:span text:style-name="Hypertextovýodkaz">sankce</text:span></text:a>)</text:p>
      <text:list text:style-name="LFO6" text:continue-numbering="true">
        <text:list-item>
          <text:p text:style-name="P50">postup České obchodní inspekce, sp. zn. 21/2017/VOP (<text:a xlink:href="https://eso.ochrance.cz/Nalezene/Edit/8020" office:target-frame-name="_top" xlink:show="replace"><text:span text:style-name="Hypertextovýodkaz">zpráva o šetření</text:span></text:a>)</text:p>
        </text:list-item>
      </text:list>
      <text:p text:style-name="P51"/>
      <text:p text:style-name="P52">K bodu 6</text:p>
      <text:p text:style-name="Základnítext">V období od 19. února 2020 do 19. září 2020 zjistil<text:span text:style-name="Značkapozn.podčarou"><text:note text:note-class="footnote" text:id="_ftn2"><text:note-citation>3</text:note-citation><text:note-body><text:p text:style-name="Textpozn.podčarou"><text:s/>Prvotní pochybení mohlo být konstatováno ve zprávě o šetření vydané i dříve než ve sledovaném období. Ve sledovaném období se ale evidují některé další úkony ochránce směřující k nápravě (např. závěrečné stanovisko, sankce, vyrozumění o ukončení šetření).</text:p></text:note-body></text:note></text:span><text:s/>veřejný ochránce práv Stanislav Křeček pochybení správních úřadů ve <text:span text:style-name="Silné">3 případech</text:span><text:span text:style-name="T53"><text:note text:note-class="footnote" text:id="_ftn3"><text:note-citation>4</text:note-citation><text:note-body><text:p text:style-name="Textpozn.podčarou"><text:s/>Sp. zn. 571/2018/VOP, 961/2020/VOP, 1828/2020/VOP.</text:p></text:note-body></text:note></text:span>, ve kterých stěžovatelé zároveň namítali diskriminaci z důvodu romského původu. Pochybení úřadu nicméně nemuselo spočívat přímo ve špatném posouzení diskriminace z důvodu romského původu nebo v diskriminačním jednání samotného úřadu. Dva z těchto<text:s/>případů byly ochránci podány před 19. únorem 2020.</text:p>
      <text:p text:style-name="Základnítext"/>
      <text:p text:style-name="P54">K bodu 7</text:p>
      <text:p text:style-name="Základnítext">KVOP neeviduje<text:span text:style-name="Silné"><text:s/>žádný podnět</text:span>, v němž byla namítána diskriminace z důvodu romského původu, který by veřejný ochránce práv Stanislav Křeček posoudil jiným způsobem než jeho předchůdci.</text:p>
      <text:soft-page-break/>
      <text:p text:style-name="P55">K bodu 8</text:p>
      <text:p text:style-name="Základnítext">Veřejný ochránce práv Stanislav Křeček převzal po předchozí ochránkyni Anně Šabatové<text:s/><text:span text:style-name="Silné">dva případy</text:span><text:s/>týkající se diskriminace z důvodu romské etnicity, který doposud neuzavřel. V obou případech jde o vlastní inciativu, ne o individuální podněty potenciálních obětí diskriminace. Jde o tyto případy:</text:p>
      <text:list text:style-name="LFO7" text:continue-numbering="true">
        <text:list-item>
          <text:p text:style-name="P56">sp. zn. 5131/2019/VOP – výkon sociální práce a bydlení v sociálně vyloučené lokalitě</text:p>
        </text:list-item>
        <text:list-item>
          <text:p text:style-name="P57">sp. zn. 83/2019/DIS – oddělené vzdělávání romských a neromských dětí</text:p>
        </text:list-item>
      </text:list>
      <text:p text:style-name="P58"/>
      <text:p text:style-name="Základnítext">S pozdravem</text:p>
      <text:p text:style-name="Základnítext"/>
      <text:p text:style-name="Základnítext"/>
      <text:p text:style-name="P59"/>
      <text:p text:style-name="podpis">JUDr. Pavel Pořízek, Ph.D. v. r.</text:p>
      <text:p text:style-name="podpis">vedoucí Kanceláře<text:s/>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SUTQ*</text:span></text:p>
        <text:p text:style-name="P12"><text:span text:style-name="T13">KVOPX00ASUTQ</text:span>KVOPX00ASUT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10-13T07:56:00Z</meta:creation-date>
    <dc:date>2020-10-13T08:25:00Z</dc:date>
    <meta:print-date>2016-06-27T07:08:00Z</meta:print-date>
    <meta:template xlink:href="KVOP_dopis%20vedoucího" xlink:type="simple"/>
    <meta:editing-cycles>3</meta:editing-cycles>
    <meta:editing-duration>PT1620S</meta:editing-duration>
    <meta:user-defined meta:name="ContentTypeId">0x010100D3A71DC738674B4893D02C4CA0E22FAC</meta:user-defined>
    <meta:document-statistic meta:page-count="4" meta:paragraph-count="12" meta:word-count="934" meta:character-count="6435" meta:row-count="45" meta:non-whitespace-character-count="5513"/>
  </office:meta>
</office:document-meta>
</file>